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tantsInitializationException.ConstantsInitializatio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sInitializationException.ConstantsInitialization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